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7000000AAFE40B29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gradient" draw:fill-gradient-name="Gradient_20_7" draw:textarea-horizontal-align="justify" draw:textarea-vertical-align="middle" draw:auto-grow-height="false"/>
    </style:style>
    <style:style style:name="gr2" style:family="graphic" style:parent-style-name="standard">
      <style:graphic-properties draw:stroke="none" draw:fill="gradient" draw:fill-gradient-name="Ellipsoid_20_blue_20_grey_2f_light_20_blu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dash" draw:stroke-dash="Fine_20_Dashed" svg:stroke-width="0.1cm" svg:stroke-color="#666666" draw:marker-start-width="0.45cm" draw:marker-end-width="0.45cm" draw:textarea-horizontal-align="center" draw:textarea-vertical-align="middle" fo:padding-top="0.175cm" fo:padding-bottom="0.175cm" fo:padding-left="0.3cm" fo:padding-right="0.3cm"/>
    </style:style>
    <style:style style:name="gr5" style:family="graphic" style:parent-style-name="standard">
      <style:graphic-properties draw:stroke="none" draw:fill="gradient" draw:fill-gradient-name="Linear_20_Brown_2f_Yellow" draw:textarea-horizontal-align="justify" draw:textarea-vertical-align="middle" draw:auto-grow-height="false"/>
    </style:style>
    <style:style style:name="gr6" style:family="graphic" style:parent-style-name="standard">
      <style:graphic-properties draw:fill="solid" draw:fill-color="#ffff99" draw:textarea-horizontal-align="justify" draw:textarea-vertical-align="middle" draw:auto-grow-height="false"/>
    </style:style>
    <style:style style:name="gr7" style:family="graphic" style:parent-style-name="standard">
      <style:graphic-properties draw:fill="gradient" draw:fill-gradient-name="Gradient_20_5" draw:textarea-horizontal-align="justify" draw:textarea-vertical-align="middle" draw:auto-grow-height="false"/>
    </style:style>
    <style:style style:name="gr8" style:family="graphic" style:parent-style-name="standard">
      <style:graphic-properties svg:stroke-color="#333333" draw:marker-end="Arrow" draw:marker-end-width="0.3cm" draw:textarea-horizontal-align="center" draw:textarea-vertical-align="middle"/>
    </style:style>
    <style:style style:name="gr9" style:family="graphic" style:parent-style-name="standard">
      <style:graphic-properties draw:stroke="none" draw:fill="gradient" draw:fill-gradient-name="xXx_20_gray" draw:textarea-vertical-align="middle" draw:auto-grow-height="false" fo:min-height="0.749cm" fo:min-width="0.499cm"/>
    </style:style>
    <style:style style:name="gr10" style:family="graphic" style:parent-style-name="standard">
      <style:graphic-properties svg:stroke-color="#333333" draw:marker-start="Arrow" draw:marker-end="Arrow" draw:marker-end-width="0.3cm" draw:textarea-horizontal-align="center" draw:textarea-vertical-align="middle"/>
    </style:style>
    <style:style style:name="gr11" style:family="graphic" style:parent-style-name="standard">
      <style:graphic-properties svg:stroke-color="#333333" draw:marker-start="Arrow" draw:marker-end="" draw:marker-end-width="0.3cm" draw:textarea-horizontal-align="center" draw:textarea-vertical-align="middle" draw:end-line-spacing-horizontal="2.5cm" draw:end-line-spacing-vertical="2.2cm"/>
    </style:style>
    <style:style style:name="gr12" style:family="graphic" style:parent-style-name="standard">
      <style:graphic-properties draw:stroke="none" draw:fill="gradient" draw:fill-gradient-name="Linear_20_magenta_2f_green"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draw:fontwork-mirror="false"/>
    </style:style>
    <style:style style:name="gr14" style:family="graphic" style:parent-style-name="standard">
      <style:graphic-properties draw:stroke="none" draw:fill="gradient" draw:fill-gradient-name="Linear_20_while_2f_blue" draw:textarea-horizontal-align="justify" draw:textarea-vertical-align="middle" draw:auto-grow-height="false"/>
    </style:style>
    <style:style style:name="gr15" style:family="graphic" style:parent-style-name="standard">
      <style:graphic-properties draw:stroke="none" draw:fill="gradient" draw:fill-gradient-name="Linear_20_while_2f_blue" draw:fill-image-width="0cm" draw:fill-image-height="0cm" draw:textarea-horizontal-align="justify" draw:textarea-vertical-align="middle" draw:auto-grow-height="false"/>
    </style:style>
    <style:style style:name="gr16" style:family="graphic" style:parent-style-name="standard">
      <style:graphic-properties draw:opacity="50%" draw:textarea-vertical-align="middle" draw:auto-grow-height="false" fo:min-height="0.749cm" fo:min-width="0.499cm" draw:shadow-opacity="50%"/>
    </style:style>
    <style:style style:name="gr17" style:family="graphic">
      <style:graphic-properties draw:fill-color="#ffffff" draw:auto-grow-height="true" fo:min-height="3.507cm"/>
    </style:style>
    <style:style style:name="gr18" style:family="graphic" style:parent-style-name="standard">
      <style:graphic-properties draw:fill="gradient" draw:fill-gradient-name="Linear_20_yellow_2f_brown" draw:textarea-vertical-align="middle" draw:auto-grow-height="false" fo:min-height="0.749cm" fo:min-width="0.499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yle4">
      <style:graphic-properties draw:fill="solid" draw:fill-color="#800080"/>
    </style:style>
    <style:style style:name="gr21" style:family="graphic" style:parent-style-name="standard">
      <style:graphic-properties svg:stroke-color="#333333" draw:marker-start="Double_20_Arrow" draw:marker-end="" draw:textarea-horizontal-align="center" draw:textarea-vertical-align="middle"/>
    </style:style>
    <style:style style:name="gr22" style:family="graphic" style:parent-style-name="standard">
      <style:graphic-properties svg:stroke-color="#333333" draw:marker-start="Arrow" draw:marker-start-width="0.3cm" draw:marker-end="Arrow" draw:marker-end-width="0.3cm" draw:textarea-horizontal-align="center" draw:textarea-vertical-align="middle"/>
    </style:style>
    <style:style style:name="gr23" style:family="graphic" style:parent-style-name="standard">
      <style:graphic-properties draw:stroke="none" draw:fill="none" fo:min-height="1.424cm"/>
    </style:style>
    <style:style style:name="gr24" style:family="graphic" style:parent-style-name="standard">
      <style:graphic-properties draw:textarea-vertical-align="middle" draw:auto-grow-height="false" fo:min-height="0.75cm" fo:min-width="0.5cm" fo:wrap-option="wrap"/>
    </style:style>
    <style:style style:name="P1" style:family="paragraph">
      <style:paragraph-properties fo:margin-left="0cm" fo:margin-right="0cm" fo:text-align="center" fo:text-indent="0cm"/>
      <style:text-properties fo:color="#ffffff" fo:font-size="18pt"/>
    </style:style>
    <style:style style:name="P2" style:family="paragraph">
      <style:paragraph-properties fo:text-align="center"/>
      <style:text-properties fo:color="#ffffff"/>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center" fo:text-indent="0cm"/>
      <style:text-properties fo:color="#000000" fo:font-size="18pt" fo:font-style="italic" fo:font-weight="bold" style:font-style-asian="italic" style:font-weight-asian="bold" style:font-style-complex="italic" style:font-weight-complex="bold"/>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text-align="center" fo:text-indent="0cm"/>
      <style:text-properties fo:color="#ffffff" fo:font-size="18pt" fo:text-shadow="none"/>
    </style:style>
    <style:style style:name="P8" style:family="paragraph">
      <style:paragraph-properties fo:margin-left="0cm" fo:margin-right="0cm" fo:text-align="center" fo:text-indent="0cm"/>
      <style:text-properties fo:color="#ffffff" fo:font-size="18pt" fo:text-shadow="1pt 1pt"/>
    </style:style>
    <style:style style:name="P9" style:family="paragraph">
      <style:paragraph-properties fo:margin-left="0cm" fo:margin-right="0cm" fo:text-indent="0cm"/>
    </style:style>
    <style:style style:name="P10" style:family="paragraph">
      <style:paragraph-properties fo:margin-left="0cm" fo:margin-right="0cm" fo:text-align="center" fo:text-indent="0cm"/>
      <style:text-properties fo:color="#ffffff" fo:font-size="17pt" style:font-size-asian="17pt" style:font-size-complex="17pt"/>
    </style:style>
    <style:style style:name="P11" style:family="paragraph">
      <style:paragraph-properties fo:text-align="center"/>
      <style:text-properties fo:font-size="12pt" style:font-size-asian="12pt" style:font-size-complex="12pt"/>
    </style:style>
    <style:style style:name="P12" style:family="paragraph">
      <style:paragraph-properties fo:margin-left="0cm" fo:margin-right="0cm" fo:text-align="center" fo:text-indent="0cm"/>
      <style:text-properties fo:color="#333333" fo:font-size="18pt" style:font-size-asian="18pt" style:font-size-complex="18pt"/>
    </style:style>
    <style:style style:name="T1" style:family="text">
      <style:text-properties fo:color="#ffffff" fo:font-size="18pt"/>
    </style:style>
    <style:style style:name="T2" style:family="text">
      <style:text-properties fo:color="#000000" fo:font-size="18pt" fo:font-style="italic" fo:font-weight="bold" style:font-style-asian="italic" style:font-weight-asian="bold" style:font-style-complex="italic" style:font-weight-complex="bold"/>
    </style:style>
    <style:style style:name="T3" style:family="text">
      <style:text-properties fo:font-size="18pt"/>
    </style:style>
    <style:style style:name="T4" style:family="text">
      <style:text-properties fo:color="#ffffff" fo:font-size="18pt" fo:text-shadow="none"/>
    </style:style>
    <style:style style:name="T5" style:family="text">
      <style:text-properties fo:color="#ffffff" fo:font-size="17pt" style:font-size-asian="17pt" style:font-size-complex="1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26.999cm" svg:height="3.098cm" svg:x="0.5cm" svg:y="8.401cm" svg:viewBox="0 0 27000 3099" draw:points="0,3099 0,2316 16701,2316 16701,0 20000,0 20000,2316 27000,2316 27000,3099">
          <text:p/>
        </draw:polygon>
        <draw:polygon draw:style-name="gr2" draw:text-style-name="P2" draw:id="id8" draw:layer="layout" svg:width="13.106cm" svg:height="2.999cm" svg:x="5.893cm" svg:y="12.401cm" svg:viewBox="0 0 13107 3000" draw:points="0,0 6614,0 6614,2400 13107,2400 13107,3000 0,3000">
          <text:p/>
        </draw:polygon>
        <draw:frame draw:style-name="gr3" draw:text-style-name="P1" draw:layer="layout" svg:width="6.022cm" svg:height="1.673cm" svg:x="5.901cm" svg:y="12.601cm">
          <draw:text-box>
            <text:p text:style-name="P3"><text:span text:style-name="T1">INBWorkflowParser</text:span><text:span text:style-name="T1"><text:line-break/></text:span><text:span text:style-name="T1">Wrapper</text:span></text:p>
          </draw:text-box>
        </draw:frame>
        <draw:line draw:style-name="gr4" draw:text-style-name="P4" draw:layer="layout" svg:x1="3.901cm" svg:y1="11.801cm" svg:x2="27cm" svg:y2="11.801cm">
          <text:p/>
        </draw:line>
        <draw:custom-shape draw:style-name="gr5" draw:text-style-name="P1" draw:id="id3" draw:layer="layout" svg:width="6cm" svg:height="2cm" svg:x="5.901cm" svg:y="8.401cm">
          <text:p text:style-name="P3"><text:span text:style-name="T1">Workflow</text:span></text:p>
          <text:p text:style-name="P3"><text:span text:style-name="T1">Manager</text:span></text:p>
          <draw:enhanced-geometry svg:viewBox="0 0 21600 21600" draw:type="rectangle" draw:enhanced-path="M 0 0 L 21600 0 21600 21600 0 21600 0 0 Z N"/>
        </draw:custom-shape>
        <draw:custom-shape draw:style-name="gr5" draw:text-style-name="P1" draw:id="id1" draw:layer="layout" svg:width="3.299cm" svg:height="2cm" svg:x="13.701cm" svg:y="8.401cm">
          <text:p text:style-name="P3"><text:span text:style-name="T1">Enaction</text:span></text:p>
          <text:p text:style-name="P3"><text:span text:style-name="T1">Launcher</text:span></text:p>
          <draw:enhanced-geometry svg:viewBox="0 0 21600 21600" draw:type="rectangle" draw:enhanced-path="M 0 0 L 21600 0 21600 21600 0 21600 0 0 Z N"/>
        </draw:custom-shape>
        <draw:custom-shape draw:style-name="gr5" draw:text-style-name="P1" draw:id="id5" draw:layer="layout" svg:width="3.399cm" svg:height="2cm" svg:x="23.901cm" svg:y="8.401cm">
          <text:p text:style-name="P3"><text:span text:style-name="T1">Enaction</text:span></text:p>
          <text:p text:style-name="P3"><text:span text:style-name="T1">Status</text:span></text:p>
          <draw:enhanced-geometry svg:viewBox="0 0 21600 21600" draw:type="rectangle" draw:enhanced-path="M 0 0 L 21600 0 21600 21600 0 21600 0 0 Z N"/>
        </draw:custom-shape>
        <draw:custom-shape draw:style-name="gr6" draw:text-style-name="P5" draw:id="id6" draw:layer="layout" svg:width="1.5cm" svg:height="2.25cm" svg:x="3.901cm" svg:y="10.101cm">
          <text:p text:style-name="P3"><text:span text:style-name="T2">W</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id="id7" draw:layer="layout" svg:width="1.5cm" svg:height="2.25cm" svg:x="12.101cm" svg:y="10.101cm">
          <text:p text:style-name="P3"><text:span text:style-name="T2">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layer="layout" svg:width="21.099cm" svg:height="2cm" svg:x="5.901cm" svg:y="17.601cm">
          <text:p text:style-name="P3"><text:span text:style-name="T1">Workflow Enaction Cores (currently only Taverna 1.7.2.0)</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0.4cm" svg:y1="7.501cm" svg:x2="27cm" svg:y2="7.501cm">
          <text:p/>
        </draw:line>
        <draw:connector draw:style-name="gr8" draw:layer="layout" draw:type="curve" svg:x1="15.35cm" svg:y1="8.401cm" svg:x2="2.059cm" svg:y2="4.601cm" draw:start-shape="id1" draw:start-glue-point="0" draw:end-shape="id2" draw:end-glue-point="2" svg:d="m15350 8401c0-2850-13291-950-13291-3800">
          <text:p/>
        </draw:connector>
        <draw:connector draw:style-name="gr8" draw:layer="layout" draw:type="curve" svg:x1="8.901cm" svg:y1="8.401cm" svg:x2="2.059cm" svg:y2="4.601cm" draw:start-shape="id3" draw:start-glue-point="0" draw:end-shape="id2" draw:end-glue-point="2" svg:d="m8901 8401c0-2850-6842-950-6842-3800">
          <text:p/>
        </draw:connector>
        <draw:connector draw:style-name="gr8" draw:layer="layout" draw:type="curve" svg:x1="22.2cm" svg:y1="8.401cm" svg:x2="2.097cm" svg:y2="4.817cm" draw:start-shape="id4" draw:start-glue-point="0" svg:d="m22200 8401c0-3063-20103-1271-20103-3584">
          <text:p/>
        </draw:connector>
        <draw:connector draw:style-name="gr8" draw:layer="layout" draw:type="curve" svg:x1="25.6cm" svg:y1="8.401cm" svg:x2="2.059cm" svg:y2="4.601cm" draw:start-shape="id5" draw:start-glue-point="0" draw:end-shape="id2" draw:end-glue-point="2" svg:d="m25600 8401c0-2850-23541-950-23541-3800">
          <text:p/>
        </draw:connector>
        <draw:custom-shape draw:style-name="gr9" draw:text-style-name="P6" draw:layer="layout" svg:width="23.099cm" svg:height="2.1cm" svg:x="3.901cm" svg:y="4.901cm">
          <text:p text:style-name="P3"><text:span text:style-name="T3">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10" draw:text-style-name="P4" draw:layer="layout" draw:type="curve" svg:x1="5.901cm" svg:y1="9.401cm" svg:x2="4.65cm" svg:y2="10.101cm" draw:start-shape="id3" draw:start-glue-point="3" draw:end-shape="id6" draw:end-glue-point="5" svg:d="m5901 9401c-834 0-1251 233-1251 700">
          <text:p/>
        </draw:connector>
        <draw:connector draw:style-name="gr8" draw:text-style-name="P4" draw:layer="layout" draw:type="curve" svg:x1="11.901cm" svg:y1="9.401cm" svg:x2="12.85cm" svg:y2="10.101cm" draw:start-shape="id3" draw:start-glue-point="1" draw:end-shape="id7" draw:end-glue-point="5" svg:d="m11901 9401c633 0 949 233 949 700">
          <text:p/>
        </draw:connector>
        <draw:connector draw:style-name="gr11" draw:text-style-name="P4" draw:layer="layout" draw:type="curve" draw:line-skew="3.03cm" svg:x1="13.701cm" svg:y1="9.401cm" svg:x2="4.65cm" svg:y2="10.101cm" draw:start-shape="id1" draw:start-glue-point="3" draw:end-shape="id6" draw:end-glue-point="5" svg:d="m13701 9401c-180 0-150-750-2367-1400s-6684-1200-6684 2100">
          <text:p/>
        </draw:connector>
        <draw:connector draw:style-name="gr8" draw:text-style-name="P4" draw:layer="layout" draw:type="curve" svg:x1="5.893cm" svg:y1="13.901cm" svg:x2="4.65cm" svg:y2="12.351cm" draw:start-shape="id8" draw:start-glue-point="3" draw:end-shape="id6" draw:end-glue-point="7" svg:d="m5893 13901c-829 0-1243-516-1243-1550">
          <text:p/>
        </draw:connector>
        <draw:connector draw:style-name="gr10" draw:text-style-name="P4" draw:layer="layout" draw:type="curve" svg:x1="13.9cm" svg:y1="13.901cm" svg:x2="12.851cm" svg:y2="12.351cm" draw:start-shape="id9" draw:end-shape="id7" svg:d="m13900 13901c-700 0-1049-516-1049-1550">
          <text:p/>
        </draw:connector>
        <draw:custom-shape draw:style-name="gr12" draw:text-style-name="P4" draw:layer="layout" svg:width="1.5cm" svg:height="2.5cm" svg:x="20.301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polygon draw:style-name="gr2" draw:text-style-name="P2" draw:id="id9" draw:layer="layout" svg:width="13.099cm" svg:height="2.999cm" svg:x="13.9cm" svg:y="12.401cm" svg:viewBox="0 0 13100 3000" draw:points="0,2000 0,0 13100,0 13100,3000 6353,3000 6353,2000">
          <text:p/>
        </draw:polygon>
        <draw:frame draw:style-name="gr3" draw:text-style-name="P1" draw:layer="layout" svg:width="6.793cm" svg:height="1.673cm" svg:x="17.201cm" svg:y="12.601cm">
          <draw:text-box>
            <text:p text:style-name="P3"><text:span text:style-name="T1">INBWorkflowLauncher</text:span><text:span text:style-name="T1"><text:line-break/></text:span><text:span text:style-name="T1">Wrapper</text:span></text:p>
          </draw:text-box>
        </draw:frame>
        <draw:custom-shape draw:style-name="gr12" draw:text-style-name="P4" draw:layer="layout" svg:width="1.5cm" svg:height="2.5cm" svg:x="6.601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 draw:text-style-name="P4" draw:layer="layout" svg:width="1.5cm" svg:height="2.5cm" svg:x="15.734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 draw:text-style-name="P4" draw:layer="layout" svg:width="1.5cm" svg:height="2.5cm" svg:x="11.168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13" draw:text-style-name="P6" draw:layer="layout" svg:width="0.959cm" svg:height="5.228cm" svg:x="28.64cm" svg:y="13.101cm">
          <draw:text-box>
            <text:p text:style-name="P3"><text:span text:style-name="T3">B</text:span></text:p>
            <text:p text:style-name="P3"><text:span text:style-name="T3">A</text:span></text:p>
            <text:p text:style-name="P3"><text:span text:style-name="T3">C</text:span></text:p>
            <text:p text:style-name="P3"><text:span text:style-name="T3">K</text:span></text:p>
            <text:p text:style-name="P3"><text:span text:style-name="T3">E</text:span></text:p>
            <text:p text:style-name="P3"><text:span text:style-name="T3">N</text:span></text:p>
            <text:p text:style-name="P3"><text:span text:style-name="T3">D</text:span></text:p>
          </draw:text-box>
        </draw:frame>
        <draw:frame draw:style-name="gr3" draw:text-style-name="P6" draw:layer="layout" svg:width="0.997cm" svg:height="5.939cm" svg:x="28.602cm" svg:y="6.501cm">
          <draw:text-box>
            <text:p text:style-name="P3"><text:span text:style-name="T3">F</text:span></text:p>
            <text:p text:style-name="P3"><text:span text:style-name="T3">R</text:span></text:p>
            <text:p text:style-name="P3"><text:span text:style-name="T3">O</text:span></text:p>
            <text:p text:style-name="P3"><text:span text:style-name="T3">N</text:span></text:p>
            <text:p text:style-name="P3"><text:span text:style-name="T3">T</text:span></text:p>
            <text:p text:style-name="P3"><text:span text:style-name="T3">E</text:span></text:p>
            <text:p text:style-name="P3"><text:span text:style-name="T3">N</text:span></text:p>
            <text:p text:style-name="P3"><text:span text:style-name="T3">D</text:span></text:p>
          </draw:text-box>
        </draw:frame>
        <draw:custom-shape draw:style-name="gr14" draw:text-style-name="P7" draw:layer="layout" svg:width="9cm" svg:height="2cm" svg:x="9.5cm" svg:y="1.901cm">
          <text:p text:style-name="P3"><text:span text:style-name="T4">Workflow Manager</text:span></text:p>
          <draw:enhanced-geometry svg:viewBox="0 0 21600 21600" draw:mirror-horizontal="false" draw:mirror-vertical="false" draw:type="rectangle" draw:enhanced-path="M 0 0 L 21600 0 21600 21600 0 21600 0 0 Z N"/>
        </draw:custom-shape>
        <draw:custom-shape draw:style-name="gr15" draw:text-style-name="P8" draw:layer="layout" svg:width="8cm" svg:height="2cm" svg:x="19cm" svg:y="1.901cm">
          <text:p text:style-name="P3"><text:span text:style-name="T1">Enaction</text:span></text:p>
          <text:p text:style-name="P3"><text:span text:style-name="T1">Viewer</text:span></text:p>
          <draw:enhanced-geometry svg:viewBox="0 0 21600 21600" draw:type="rectangle" draw:enhanced-path="M 0 0 L 21600 0 21600 21600 0 21600 0 0 Z N"/>
        </draw:custom-shape>
        <draw:custom-shape draw:style-name="gr16" draw:text-style-name="P4" draw:layer="layout" svg:width="4cm" svg:height="4cm" svg:x="10.801cm" svg:y="4.001cm">
          <text:p/>
          <draw:enhanced-geometry svg:viewBox="0 0 787 799" draw:mirror-horizontal="false" draw:mirror-vertical="true" draw:type="non-primitive" draw:enhanced-path="M 439 12 L 535 102 391 246 252 108 349 12 0 0 12 348 108 258 282 433 282 799 511 799 511 427 685 252 781 348 787 0 439 12 Z N"/>
        </draw:custom-shape>
        <draw:custom-shape draw:style-name="gr16" draw:text-style-name="P4" draw:layer="layout" svg:width="3.8cm" svg:height="2.5cm" draw:transform="rotate (-1.57079632679579) translate (26.701cm 4.301cm)">
          <text:p/>
          <draw:enhanced-geometry draw:mirror-horizontal="false"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frame draw:style-name="gr3" draw:text-style-name="P6" draw:layer="layout" svg:width="0.925cm" svg:height="3.095cm" svg:x="27.601cm" svg:y="2.805cm">
            <draw:text-box>
              <text:p text:style-name="P3"><text:span text:style-name="T3">A</text:span></text:p>
              <text:p text:style-name="P3"><text:span text:style-name="T3">J</text:span></text:p>
              <text:p text:style-name="P3"><text:span text:style-name="T3">A</text:span></text:p>
              <text:p text:style-name="P3"><text:span text:style-name="T3">X</text:span></text:p>
            </draw:text-box>
          </draw:frame>
          <draw:frame draw:style-name="gr3" draw:text-style-name="P6" draw:layer="layout" svg:width="0.997cm" svg:height="2.384cm" svg:x="28.602cm" svg:y="3.16cm">
            <draw:text-box>
              <text:p text:style-name="P3"><text:span text:style-name="T3">G</text:span></text:p>
              <text:p text:style-name="P3"><text:span text:style-name="T3">U</text:span></text:p>
              <text:p text:style-name="P3"><text:span text:style-name="T3">I</text:span></text:p>
            </draw:text-box>
          </draw:frame>
        </draw:g>
        <draw:frame draw:style-name="gr17" draw:text-style-name="P9" draw:layer="layout" svg:width="27cm" svg:height="3.507cm" svg:x="0.4cm" svg:y="-0.856cm">
          <draw:text-box>
            <text:p text:style-name="P9">IWWE&amp;M architecture (0.7.0alpha)</text:p>
          </draw:text-box>
        </draw:frame>
        <draw:custom-shape draw:style-name="gr5" draw:text-style-name="P1" draw:id="id4" draw:layer="layout" svg:width="3.001cm" svg:height="2cm" svg:x="20.7cm" svg:y="8.401cm">
          <text:p text:style-name="P3"><text:span text:style-name="T1">Enaction</text:span></text:p>
          <text:p text:style-name="P3"><text:span text:style-name="T1">Proxy</text:span></text:p>
          <draw:enhanced-geometry svg:viewBox="0 0 21600 21600" draw:type="rectangle" draw:enhanced-path="M 0 0 L 21600 0 21600 21600 0 21600 0 0 Z N"/>
        </draw:custom-shape>
        <draw:connector draw:style-name="gr8" draw:text-style-name="P4" draw:layer="layout" draw:type="curve" svg:x1="13.601cm" svg:y1="11.225cm" svg:x2="22.2cm" svg:y2="10.401cm" draw:start-shape="id7" draw:start-glue-point="8" draw:end-shape="id4" draw:end-glue-point="2" svg:d="m13601 11225c5733 0 8599-274 8599-824">
          <text:p/>
        </draw:connector>
        <draw:custom-shape draw:style-name="gr18" draw:text-style-name="P4" draw:layer="layout" svg:width="1.615cm" svg:height="0.85cm" draw:transform="rotate (-1.57079632679579) translate (26.025cm 10.5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4" draw:layer="layout" svg:width="3.8cm" svg:height="2.5cm" draw:transform="rotate (-1.57079632679579) translate (23.351cm 4.301cm)">
          <text:p/>
          <draw:enhanced-geometry draw:mirror-horizontal="false"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onnector draw:style-name="gr8" draw:text-style-name="P4" draw:layer="layout" draw:type="curve" svg:x1="13.601cm" svg:y1="11.225cm" svg:x2="25.6cm" svg:y2="10.401cm" draw:start-shape="id7" draw:start-glue-point="8" draw:end-shape="id5" draw:end-glue-point="2" svg:d="m13601 11225c8000 0 11999-274 11999-824">
          <text:p/>
        </draw:connector>
        <draw:custom-shape draw:style-name="gr18" draw:text-style-name="P4" draw:layer="layout" svg:width="1.615cm" svg:height="0.85cm" draw:transform="rotate (-1.57079632679579) translate (15.951cm 10.501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0" draw:id="id10" draw:layer="layout" svg:width="3.399cm" svg:height="2cm" svg:x="0.4cm" svg:y="8.401cm">
          <text:p text:style-name="P3"><text:span text:style-name="T5">Operations</text:span></text:p>
          <text:p text:style-name="P3"><text:span text:style-name="T5">Confirmation</text:span></text:p>
          <draw:enhanced-geometry svg:viewBox="0 0 21600 21600" draw:type="rectangle" draw:enhanced-path="M 0 0 L 21600 0 21600 21600 0 21600 0 0 Z N"/>
        </draw:custom-shape>
        <draw:frame draw:style-name="gr19" draw:text-style-name="P4" draw:layer="layout" svg:width="2.694cm" svg:height="2.503cm" svg:x="2.167cm" svg:y="2.098cm">
          <draw:image xlink:href="Pictures/10000201000000B7000000AAFE40B292.png" xlink:type="simple" xlink:show="embed" xlink:actuate="onLoad">
            <text:p/>
          </draw:image>
        </draw:frame>
        <draw:g draw:id="id2">
          <draw:g>
            <draw:path draw:style-name="style0" draw:layer="layout" svg:width="1.825cm" svg:height="1.714cm" svg:x="0.257cm" svg:y="2.855cm" svg:viewBox="0 0 1826 1715" svg:d="m669 1c124-26 765 399 967 549 75 55 30 258 60 383 32 136 179 347 113 398-130 104-728 234-954 266-268 38-382 85-671 118-68-173-197-722-183-830 121-230 517-852 668-884z">
              <text:p/>
            </draw:path>
            <draw:path draw:style-name="style1" draw:layer="layout" svg:width="1.898cm" svg:height="1.804cm" svg:x="0.219cm" svg:y="2.796cm" svg:viewBox="0 0 1899 1805" svg:d="m691 5c-149 71-218 254-317 387-116 157-241 310-344 475-81 130 24 287 45 428 23 159 16 349 97 473 59 90 208-10 311-27 455-76 959-120 1360-279 102-40 51-112-42-341-130-321 11-401-104-537-207-246-598-340-880-537-36-25-87-60-126-42zm20 113c249-43 523 269 780 411 42 24 188 70 76 99-214 53-559 213-600 271-33 48-50 136-133 69-100-81-593-29-699-48-138-25 48-138 109-219 69-93 256-547 467-583zm856 572c117-30 120 155 136 244 25 147 165 439 88 438-112-1-588-308-707-334-120-27-174-49 15-176 159-106 311-130 468-172zm-1487 312c110-58 572-1 655-1 154 0-27 155-84 202-108 87-187 210-280 315-38 42-131 174-159 116-53-106-48-241-76-360-21-90-118-238-56-272zm687 167c80-62 231-126 310-64 78 62 702 285 656 312-105 63-1231 352-1447 297-106-28 297-404 481-545z">
              <text:p/>
            </draw:path>
            <draw:path draw:style-name="style2" draw:layer="layout" svg:width="1.234cm" svg:height="0.501cm" svg:x="0.64cm" svg:y="3.984cm" svg:viewBox="0 0 1235 502" svg:d="m721 1c107 10 574 193 507 228-175 93-1167 305-1222 269-83-53 700-105 834-260 98-113-285-252-119-237z">
              <text:p/>
            </draw:path>
            <draw:path draw:style-name="style2" draw:layer="layout" svg:width="0.568cm" svg:height="0.514cm" svg:x="0.537cm" svg:y="2.946cm" svg:viewBox="0 0 569 515" svg:d="m371 9c-70-81-384 406-371 497 12 77 220-392 322-359 112 36 188-11 238-87 50-75-142 4-189-51z">
              <text:p/>
            </draw:path>
            <draw:path draw:style-name="style2" draw:layer="layout" svg:width="0.36cm" svg:height="0.422cm" svg:x="0.308cm" svg:y="3.794cm" svg:viewBox="0 0 361 423" svg:d="m352 36c61-73-214-11-309-14-85-1-26 96 27 199 38 74 5 161 54 200 49 38-88-393 0-345 97 53 189 6 228-40z">
              <text:p/>
            </draw:path>
            <draw:path draw:style-name="style2" draw:layer="layout" svg:width="0.393cm" svg:height="0.362cm" svg:x="1.25cm" svg:y="3.557cm" svg:viewBox="0 0 394 363" svg:d="m388 47c70-153-466 111-378 179 34 27 366 165 352 132-31-75-382-172-248-180 124-8 203 22 274-131z">
              <text:p/>
            </draw:path>
            <draw:path draw:style-name="style3" draw:layer="layout" svg:width="1.407cm" svg:height="0.372cm" svg:x="0.357cm" svg:y="3.384cm" svg:viewBox="0 0 1408 373" svg:d="m1 290c-17-32 266-130 691-151 300-103 723-164 716-129-10 49-339 120-477 207-169 107-149 149-182 155-47 11-39-51-219-59-169-7-494 45-529-23z">
              <text:p/>
            </draw:path>
          </draw:g>
          <draw:g>
            <draw:path draw:style-name="gr20" draw:layer="layout" svg:width="3.074cm" svg:height="1.47cm" svg:x="0.824cm" svg:y="2.225cm" svg:viewBox="0 0 3075 1471" svg:d="m87 1471c-135-7-87-224-29-168 132 124 128 172 29 168zm-39-135c-114 55 138 161 26 31l-13-16zm187-26c-122 198-227-306-54-164 37 34 92 102 54 164zm-105-147c-105 78 156 130 29 25l-14-14zm203-91c-57 178-281-190-102-85 34 28 64 64 102 85zm73-123c-121 199-231-303-56-164 37 33 93 100 56 164zm-107-146c-105 80 157 127 29 25l-14-14zm215-84c-70 169-264-227-95-99 32 33 60 73 95 99zm105-138c-84 158-244-264-87-112 30 37 54 81 87 112zm98-89c-164 136-143-386-13-179 27 48 63 135 13 179zm-65-185c-119 31 117 189 21 37l-10-19zm231 29c-117 115-169-353-56-142 19 47 32 98 56 142zm114-42c-188 57-38-427 33-174 14 57 26 155-33 174zm-15-202c-119-23 63 229 11 44l-4-22zm210 126c-139 59-75-406-19-159 7 53 6 107 19 159zm148 2c-144 31-27-415 0-160 0 54-6 107 0 160zm116 33c-187-63 113-403 90-134-8 59-31 153-90 134zm57-189c-99-93-23 242-6 46l4-22zm144 234c-145-23 61-410 34-154-11 51-29 100-34 154zm108 64c-176-103 162-373 105-114-14 57-49 145-105 114zm79-174c-85-114-52 233-11 43l7-21zm91 234c-181-92 148-383 101-120-13 57-44 148-101 120zm72-179c-89-108-44 237-9 44l6-21zm131 215c-146 3 17-417 17-159-5 53-18 105-17 159zm118 13c-193-3 37-427 62-159 4 60-2 158-62 159zm21-201c-113-60 21 242 3 46l-1-23zm178 121c-130 88-121-385-37-152 13 50 19 104 37 152zm139-64c-124 102-147-370-47-148 16 49 26 102 47 148zm110-57c-178 99-93-412 10-179 22 53 45 146-10 179zm-41-196c-121 5 92 212 17 41l-8-21zm212 43c-112 124-185-338-62-138 21 46 36 96 62 138zm106-68c-174 109-107-406 4-180 23 52 50 144-4 180zm-48-194c-121 12 100 206 18 40l-8-20z">
              <text:p/>
            </draw:path>
          </draw:g>
        </draw:g>
        <draw:connector draw:style-name="gr21" draw:layer="layout" draw:type="curve" svg:x1="2.099cm" svg:y1="8.401cm" svg:x2="2.059cm" svg:y2="4.601cm" draw:start-shape="id10" draw:start-glue-point="0" draw:end-shape="id2" svg:d="m2099 8401c0-2850-40-950-40-3800">
          <text:p/>
        </draw:connector>
        <draw:connector draw:style-name="gr22" draw:layer="layout" draw:type="curve" svg:x1="2.099cm" svg:y1="10.401cm" svg:x2="3.901cm" svg:y2="11.225cm" draw:start-shape="id10" draw:start-glue-point="2" draw:end-shape="id6" draw:end-glue-point="6" svg:d="m2099 10401c0 550 600 824 1802 824">
          <text:p/>
        </draw:connector>
        <draw:connector draw:style-name="gr22" draw:layer="layout" draw:type="curve" draw:line-skew="-2.084cm" svg:x1="3.799cm" svg:y1="9.401cm" svg:x2="12.101cm" svg:y2="11.226cm" draw:start-shape="id10" draw:start-glue-point="1" draw:end-shape="id7" svg:d="m3799 9401c3103 0-1047 1825 8302 1825">
          <text:p/>
        </draw:connector>
        <draw:custom-shape draw:style-name="gr18" draw:text-style-name="P4" draw:layer="layout" svg:width="1.615cm" svg:height="0.85cm" draw:transform="rotate (-1.57079632679579) translate (9.251cm 10.5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2" draw:text-style-name="P4" draw:layer="layout" svg:width="1.5cm" svg:height="2.5cm" svg:x="24.901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4" draw:layer="layout" svg:width="4cm" svg:height="4cm" svg:x="16.801cm" svg:y="4.001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frame draw:style-name="gr23" draw:text-style-name="P3" draw:layer="layout" svg:width="3.533cm" svg:height="1.674cm" svg:x="17.1cm" svg:y="8.6cm">
          <draw:text-box>
            <text:p text:style-name="P3"><text:span text:style-name="T1">Virtual</text:span></text:p>
            <text:p text:style-name="P3"><text:span text:style-name="T1">Filesystem</text:span></text:p>
          </draw:text-box>
        </draw:frame>
        <draw:custom-shape draw:style-name="gr24" draw:text-style-name="P11" draw:layer="layout" svg:width="5cm" svg:height="5cm" svg:x="0cm" svg:y="14.5cm">
          <text:p text:style-name="P11"/>
          <draw:enhanced-geometry svg:viewBox="0 0 21600 21600" draw:path-stretchpoint-x="10800" draw:path-stretchpoint-y="10800" draw:text-areas="?f24 ?f26 ?f25 ?f27" draw:mirror-horizontal="false" draw:mirror-vertical="false" draw:type="col-60da8460" draw:modifiers="5658.06838632274"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3" draw:text-style-name="P12" draw:layer="layout" svg:width="4.299cm" svg:height="2.384cm" svg:x="0.301cm" svg:y="15.7cm">
          <draw:text-box>
            <text:p text:style-name="P12">Other</text:p>
            <text:p text:style-name="P12">Workflow</text:p>
            <text:p text:style-name="P12">Repositories</text:p>
          </draw:text-box>
        </draw:frame>
        <draw:custom-shape draw:style-name="gr18" draw:text-style-name="P4" draw:layer="layout" svg:width="1.615cm" svg:height="0.85cm" draw:transform="rotate (-1.57079632679579) translate (2.925cm 12.80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8" draw:text-style-name="P4" draw:layer="layout" svg:width="1.615cm" svg:height="0.85cm" draw:transform="rotate (-1.57079632679579) translate (2.925cm 11.102cm)">
          <text:p/>
          <draw:enhanced-geometry draw:text-areas="4000 ?f1 ?f5 ?f2" draw:glue-points="0 10800 21600 10800 ?f0 0 ?f0 21600" draw:mirror-vertical="tru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7" draw:layer="layout" svg:width="3.9cm" svg:height="2cm" svg:x="5.1cm" svg:y="1.901cm">
          <text:p text:style-name="P3"><text:span text:style-name="T4">Third Party</text:span></text:p>
          <text:p text:style-name="P3"><text:span text:style-name="T4">GUIs</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5" draw:display-name="Gradient 5" draw:style="square" draw:cx="50%" draw:cy="50%" draw:start-color="#008000" draw:end-color="#800080" draw:start-intensity="100%" draw:end-intensity="100%" draw:angle="1200" draw:border="40%"/>
    <draw:gradient draw:name="Gradient_20_7" draw:display-name="Gradient 7" draw:style="linear" draw:start-color="#ff6633" draw:end-color="#ffff66" draw:start-intensity="100%" draw:end-intensity="100%" draw:angle="450" draw:border="55%"/>
    <draw:gradient draw:name="Linear_20_Brown_2f_Yellow" draw:display-name="Linear Brown/Yellow" draw:style="linear" draw:start-color="#996633" draw:end-color="#ffff66" draw:start-intensity="100%" draw:end-intensity="100%" draw:angle="450" draw:border="55%"/>
    <draw:gradient draw:name="Linear_20_magenta_2f_green" draw:display-name="Linear magenta/green" draw:style="linear" draw:start-color="#6b0094" draw:end-color="#00ff00" draw:start-intensity="100%" draw:end-intensity="100%" draw:angle="150" draw:border="25%"/>
    <draw:gradient draw:name="Linear_20_while_2f_blue" draw:display-name="Linear while/blue" draw:style="linear" draw:start-color="#ffffff" draw:end-color="#000080"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xXx_20_gray" draw:display-name="xXx gray" draw:style="linear" draw:start-color="#ffffff" draw:end-color="#666666" draw:start-intensity="100%" draw:end-intensity="100%" draw:angle="0" draw:border="0%"/>
    <draw:marker draw:name="Arrow" svg:viewBox="0 0 20 30" svg:d="m10 0-10 30h20z"/>
    <draw:marker draw:name="Double_20_Arrow" draw:display-name="Double Arrow" svg:viewBox="0 0 1131 1918" svg:d="m737 1131h394l-564-1131-567 1131h398l-398 787h1131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yle0" style:family="graphic" style:parent-style-name="standard">
      <style:graphic-properties draw:stroke="none" draw:fill="solid" draw:fill-color="#ffffa0"/>
    </style:style>
    <style:style style:name="style1" style:family="graphic" style:parent-style-name="standard">
      <style:graphic-properties draw:stroke="none" draw:fill="solid" draw:fill-color="#784100"/>
    </style:style>
    <style:style style:name="style2" style:family="graphic" style:parent-style-name="standard">
      <style:graphic-properties draw:stroke="none" draw:fill="solid" draw:fill-color="#968c00"/>
    </style:style>
    <style:style style:name="style3" style:family="graphic" style:parent-style-name="standard">
      <style:graphic-properties draw:stroke="none" draw:fill="solid" draw:fill-color="#ffd300"/>
    </style:style>
    <style:style style:name="style4" style:family="graphic" style:parent-style-name="standard">
      <style:graphic-properties draw:stroke="none" draw:fill="none"/>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gr1" style:family="graphic">
      <style:graphic-properties draw:stroke="none"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25.199cm" svg:height="0.937cm" svg:x="1.4cm" svg:y="0.837cm">
        <draw:text-box>
          <text:p/>
        </draw:text-box>
      </draw:frame>
      <draw:frame draw:style-name="Mgr1" draw:layer="backgroundobjects" svg:width="25.199cm" svg:height="0.937cm" svg:x="1.4cm" svg:y="4.914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José María Fernández González</meta:initial-creator>
    <meta:creation-date>2009-03-26T10:15:42</meta:creation-date>
    <meta:editing-duration>PT02H20M14S</meta:editing-duration>
    <meta:editing-cycles>6</meta:editing-cycles>
    <dc:date>2009-03-26T22:53:06</dc:date>
    <dc:creator>José María Fernández González</dc:creator>
    <meta:generator>OpenOffice.org/3.0$Linux OpenOffice.org_project/300m15$Build-9379</meta:generator>
    <meta:document-statistic meta:object-count="70"/>
    <meta:user-defined meta:name="Info 1"/>
    <meta:user-defined meta:name="Info 2"/>
    <meta:user-defined meta:name="Info 3"/>
    <meta:user-defined meta:name="Info 4"/>
  </office:meta>
</office:document-meta>
</file>